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7.303cm"/>
        </style:tab-stops>
      </style:paragraph-properties>
    </style:style>
    <style:style style:name="P2" style:family="paragraph" style:parent-style-name="Standard" style:list-style-name="L1">
      <style:paragraph-properties>
        <style:tab-stops>
          <style:tab-stop style:position="7.303cm"/>
        </style:tab-stops>
      </style:paragraph-properties>
    </style:style>
    <style:style style:name="P3" style:family="paragraph">
      <style:paragraph-properties fo:text-align="cente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marker-end="Arrow" draw:fill-color="#ffcc99" draw:textarea-horizontal-align="center" draw:textarea-vertical-align="middle" style:run-through="foreground"/>
    </style:style>
    <style:style style:name="gr3" style:family="graphic">
      <style:graphic-properties draw:textarea-horizontal-align="center" draw:textarea-vertical-align="middle" style:run-through="foreground"/>
    </style:style>
    <style:style style:name="gr4" style:family="graphic">
      <style:graphic-properties draw:marker-end="Arrow" draw:marker-end-width="0.101cm" draw:textarea-horizontal-align="center" draw:textarea-vertical-align="middle" style:run-through="foreground"/>
    </style:style>
    <style:style style:name="gr5" style:family="graphic">
      <style:graphic-properties draw:fill-color="#23b8dc" draw:textarea-horizontal-align="center" draw:textarea-vertical-align="middle" style:run-through="foreground"/>
    </style:style>
    <style:style style:name="gr6" style:family="graphic">
      <style:graphic-properties draw:fill-color="#7da647"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ome notes on HamFilter design.</text:p>
      <text:p text:style-name="Standard"/>
      <text:p text:style-name="Standard">There are two main chains of processing in HF: Sampling/DSP/Playback and Display.</text:p>
      <text:p text:style-name="Standard"/>
      <text:p text:style-name="Standard">The DSP chain is driven by timer at 44,100Hz, reading audio from the input audio device into an internal buffer. The Sampling component is a function that is called when this internal buffer is available, at which point, the data in it is made available to the rest of the chain via the observer pattern. There is a buffer pool which is called to allocate a buffer and increase its usage count. If a pool buffer is available, the sample data is copied to it, and it is this pool buffer that is offered to the observers. Once the observers have been notified, the pool buffer usage count is decreased. The buffer returns itself to the pool when its usage count is zero. This will happen at the end of the DSP chain, and for some buffers at the end of their use by the Display chain. If the buffer pool is empty and no buffer can be allocated into which the internal buffer can be copied, buffer pool exhaustion is signalled, and the audio is discarded (since it cannot be passed onto the rest of the system). The user will hear stuttering in this case - I need to know how many buffers are likely to be needed when the pool is initialised.</text:p>
      <text:p text:style-name="Standard"/>
      <text:p text:style-name="Standard">In the command-line version of the tool, no spectrum display is available, and so only the DSP/Playback components are attached as observers of the Sampling component. The DSP components take the input buffer and allocate an output buffer which contains the processed sample. There is a Noise Reduction component, and a Filter component. The Playback component takes the output of the previous component, emits it as a waveform on the output audio device, then decrements the buffer's usage count. </text:p>
      <text:p text:style-name="Standard"/>
      <text:p text:style-name="Standard"><draw:g text:anchor-type="paragraph" draw:z-index="0" draw:style-name="gr1"><draw:rect draw:style-name="gr2" draw:text-style-name="P3" svg:width="4.906cm" svg:height="2.303cm" svg:x="5.838cm" svg:y="0.233cm"><text:p text:style-name="P3">DSP Chain</text:p><text:p text:style-name="P3"/><text:p text:style-name="P3"/><text:p text:style-name="P3"/></draw:rect><draw:rect draw:style-name="gr3" draw:text-style-name="P3" svg:width="2.64cm" svg:height="0.955cm" svg:x="2.919cm" svg:y="0.944cm"><text:p text:style-name="P3">Audio input</text:p></draw:rect><draw:rect draw:style-name="gr3" draw:text-style-name="P3" svg:width="1.87cm" svg:height="0.955cm" svg:x="6.12cm" svg:y="0.944cm"><text:p text:style-name="P3">Noise</text:p><text:p text:style-name="P3">Reduction</text:p></draw:rect><draw:rect draw:style-name="gr3" draw:text-style-name="P3" svg:width="1.777cm" svg:height="0.955cm" svg:x="8.611cm" svg:y="0.944cm"><text:p text:style-name="P3">Bandpass</text:p><text:p text:style-name="P3">Filter</text:p></draw:rect><draw:rect draw:style-name="gr3" draw:text-style-name="P3" svg:width="2.64cm" svg:height="0.955cm" svg:x="11.045cm" svg:y="0.961cm"><text:p text:style-name="P3">Audio output</text:p></draw:rect><draw:line draw:style-name="gr4" draw:text-style-name="P3" svg:x1="5.558cm" svg:y1="1.448cm" svg:x2="6.121cm" svg:y2="1.448cm"><text:p/></draw:line><draw:line draw:style-name="gr4" draw:text-style-name="P3" svg:x1="8.048cm" svg:y1="1.429cm" svg:x2="8.611cm" svg:y2="1.429cm"><text:p/></draw:line><draw:line draw:style-name="gr4" draw:text-style-name="P3" svg:x1="10.483cm" svg:y1="1.448cm" svg:x2="11.046cm" svg:y2="1.448cm"><text:p/></draw:line></draw:g></text:p>
      <text:p text:style-name="Standard"/>
      <text:p text:style-name="Standard"/>
      <text:p text:style-name="Standard"/>
      <text:p text:style-name="Standard"/>
      <text:p text:style-name="Standard"/>
      <text:p text:style-name="Standard"/>
      <text:p text:style-name="P1">In the GUI version of the tool, additional observers are added into the observer chain. The Display chain operates at a different rate (the display frame rate), which will be slower than the rate of the DSP chain. The DSP chain must not be interrupted by the drawing of the display, as that will give stuttering, and poor usability. There are two points at which the Display chain is offered waveform data: immediately after sampling the audio, and before playback (post-process). The Display chain will lock these two input points whilst it is processing their buffers, so when an incoming buffer is ready from the DSP chain, if the Display chain has a lock on its input, the incoming buffer is not given to the Display chain. Only when the Display chain has finished its processing and its input point lock is free, will it be given a new incoming buffer (and that buffer's usage count increased). The Display chain will therefore only get updates sporadically, but this should be enough to give the user a good idea of the operation of the filter and an insight into the audio being filtered.</text:p>
      <text:p text:style-name="P1"/>
      <text:p text:style-name="P1">The Display chain is as follows:</text:p>
      <text:list xml:id="list1539655078" text:style-name="L1">
        <text:list-item>
          <text:p text:style-name="P2">The background of the spectrum view is drawn onto a bitmap.</text:p>
        </text:list-item>
        <text:list-item>
          <text:p text:style-name="P2">The incoming input point is locked. This lock mechanism is there to prevent the Display chain being given new data constantly; it does not prevent other elements in the DSP chain from performing their processing on the data. The buffer stored in the input has its usage count incremented.</text:p>
        </text:list-item>
        <text:list-item>
          <text:p text:style-name="P2">A Fourier transform is then performed on the incoming sampled audio before processing to convert from the amplitude domain to the frequency domain. </text:p>
        </text:list-item>
        <text:list-item>
          <text:p text:style-name="P2">The incoming input point is unlocked (and the buffer's usage count decremented and <text:soft-page-break/>returned to the pool if it is 0).</text:p>
        </text:list-item>
        <text:list-item>
          <text:p text:style-name="P2">This spectral data of the original waveform is then plotted in blue.</text:p>
        </text:list-item>
        <text:list-item>
          <text:p text:style-name="P2">The post-process input point is locked.</text:p>
        </text:list-item>
        <text:list-item>
          <text:p text:style-name="P2">A Fourier transform is then performed on the outgoing processed audio to convert from the amplitude domain to the frequency domain. </text:p>
        </text:list-item>
        <text:list-item>
          <text:p text:style-name="P2">The post-process input point is unlocked (and the buffer's usage count decremented and returned to the pool if it is 0).</text:p>
        </text:list-item>
        <text:list-item>
          <text:p text:style-name="P2">This spectral data of the post-process waveform is then superimposed in green.</text:p>
        </text:list-item>
        <text:list-item>
          <text:p text:style-name="P2">The bitmap is drawn on screen.</text:p>
        </text:list-item>
      </text:list>
      <text:p text:style-name="P1"/>
      <text:p text:style-name="P1"/>
      <text:p text:style-name="P1"/>
      <text:p text:style-name="P1"/>
      <text:p text:style-name="P1"/>
      <text:p text:style-name="P1"/>
      <text:p text:style-name="P1"><draw:g text:anchor-type="paragraph" draw:z-index="1" draw:style-name="gr1"><draw:rect draw:style-name="gr2" draw:text-style-name="P3" svg:width="4.906cm" svg:height="2.303cm" svg:x="5.838cm" svg:y="0.233cm"><text:p text:style-name="P3">DSP Chain</text:p><text:p text:style-name="P3"/><text:p text:style-name="P3"/><text:p text:style-name="P3"/></draw:rect><draw:rect draw:style-name="gr3" draw:text-style-name="P3" svg:width="2.64cm" svg:height="0.955cm" svg:x="1.852cm" svg:y="0.944cm"><text:p text:style-name="P3">Audio input</text:p></draw:rect><draw:rect draw:style-name="gr3" draw:text-style-name="P3" svg:width="1.87cm" svg:height="0.955cm" svg:x="6.121cm" svg:y="0.944cm"><text:p text:style-name="P3">Noise</text:p><text:p text:style-name="P3">Reduction</text:p></draw:rect><draw:rect draw:style-name="gr3" draw:text-style-name="P3" svg:width="1.777cm" svg:height="0.955cm" svg:x="8.611cm" svg:y="0.944cm"><text:p text:style-name="P3">Bandpass</text:p><text:p text:style-name="P3">Filter</text:p></draw:rect><draw:rect draw:style-name="gr3" draw:text-style-name="P3" svg:width="2.64cm" svg:height="0.955cm" svg:x="12.113cm" svg:y="0.962cm"><text:p text:style-name="P3">Audio output</text:p></draw:rect><draw:line draw:style-name="gr4" draw:text-style-name="P3" svg:x1="4.491cm" svg:y1="1.457cm" svg:x2="6.121cm" svg:y2="1.448cm"><text:p/></draw:line><draw:line draw:style-name="gr4" draw:text-style-name="P3" svg:x1="8.049cm" svg:y1="1.429cm" svg:x2="8.612cm" svg:y2="1.429cm"><text:p/></draw:line><draw:rect draw:style-name="gr2" draw:text-style-name="P3" svg:width="11.597cm" svg:height="2.303cm" svg:x="3.819cm" svg:y="-2.201cm"><text:p text:style-name="P3">Display Chain</text:p><text:p text:style-name="P3"/><text:p text:style-name="P3"/><text:p text:style-name="P3"/></draw:rect><draw:line draw:style-name="gr4" draw:text-style-name="P3" svg:x1="10.387cm" svg:y1="1.475cm" svg:x2="12.112cm" svg:y2="1.477cm"><text:p/></draw:line><draw:rect draw:style-name="gr3" draw:text-style-name="P3" svg:width="1.87cm" svg:height="0.955cm" svg:x="4.191cm" svg:y="-1.434cm"><text:p text:style-name="P3">Input point</text:p><text:p text:style-name="P3">lock</text:p></draw:rect><draw:line draw:style-name="gr4" draw:text-style-name="P3" svg:x1="5.016cm" svg:y1="1.458cm" svg:x2="5.016cm" svg:y2="-0.479cm"><text:p/></draw:line><draw:rect draw:style-name="gr5" draw:text-style-name="P3" svg:width="1.87cm" svg:height="0.955cm" svg:x="6.59cm" svg:y="-1.416cm"><text:p text:style-name="P3">Pre FT</text:p></draw:rect><draw:rect draw:style-name="gr6" draw:text-style-name="P3" svg:width="1.87cm" svg:height="0.955cm" svg:x="12.635cm" svg:y="-1.411cm"><text:p text:style-name="P3">Post FT</text:p></draw:rect><draw:rect draw:style-name="gr3" draw:text-style-name="P3" svg:width="1.87cm" svg:height="0.955cm" svg:x="10.223cm" svg:y="-1.434cm"><text:p text:style-name="P3">Input point</text:p><text:p text:style-name="P3">lock</text:p></draw:rect><draw:line draw:style-name="gr4" draw:text-style-name="P3" svg:x1="6.061cm" svg:y1="-0.926cm" svg:x2="6.624cm" svg:y2="-0.926cm"><text:p/></draw:line><draw:line draw:style-name="gr4" draw:text-style-name="P3" svg:x1="12.093cm" svg:y1="-0.975cm" svg:x2="12.656cm" svg:y2="-0.975cm"><text:p/></draw:line><draw:line draw:style-name="gr4" draw:text-style-name="P3" svg:x1="11.243cm" svg:y1="1.477cm" svg:x2="11.243cm" svg:y2="-0.46cm"><text:p/></draw:line></draw:g></text:p>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12-11T07:58:17</meta:creation-date>
    <meta:generator>OpenOffice.org/3.1$Unix OpenOffice.org_project/310m11$Build-9399</meta:generator>
    <dc:date>2014-12-12T08:21:33</dc:date>
    <meta:editing-duration>PT24H23M20S</meta:editing-duration>
    <meta:editing-cycles>10</meta:editing-cycles>
    <meta:document-statistic meta:table-count="0" meta:image-count="0" meta:object-count="0" meta:page-count="2" meta:paragraph-count="16" meta:word-count="700" meta:character-count="3963"/>
  </office:meta>
</office:document-meta>
</file>